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34828f" officeooo:paragraph-rsid="00158129"/>
    </style:style>
    <style:style style:name="P2" style:family="paragraph" style:parent-style-name="Text_20_body">
      <style:text-properties officeooo:rsid="00158129" officeooo:paragraph-rsid="00158129"/>
    </style:style>
    <style:style style:name="P3" style:family="paragraph" style:parent-style-name="Text_20_body">
      <style:text-properties officeooo:rsid="001669e5" officeooo:paragraph-rsid="001669e5"/>
    </style:style>
    <style:style style:name="P4" style:family="paragraph" style:parent-style-name="Text_20_body">
      <style:text-properties fo:font-style="italic" officeooo:rsid="00183af3" officeooo:paragraph-rsid="00183af3" style:font-style-asian="italic" style:font-style-complex="italic"/>
    </style:style>
    <style:style style:name="P5" style:family="paragraph" style:parent-style-name="Text_20_body">
      <style:text-properties fo:font-style="italic" officeooo:rsid="001943dc" officeooo:paragraph-rsid="001943dc" style:font-style-asian="italic" style:font-style-complex="italic"/>
    </style:style>
    <style:style style:name="P6" style:family="paragraph" style:parent-style-name="Text_20_body">
      <style:text-properties fo:font-style="italic" officeooo:rsid="0019673e" officeooo:paragraph-rsid="0019673e" style:font-style-asian="italic" style:font-style-complex="italic"/>
    </style:style>
    <style:style style:name="P7" style:family="paragraph" style:parent-style-name="Text_20_body">
      <style:text-properties fo:font-style="normal" officeooo:rsid="001943dc" officeooo:paragraph-rsid="001943dc" style:font-style-asian="normal" style:font-style-complex="normal"/>
    </style:style>
    <style:style style:name="T1" style:family="text">
      <style:text-properties officeooo:rsid="00158129"/>
    </style:style>
    <style:style style:name="T2" style:family="text">
      <style:text-properties officeooo:rsid="0018377f"/>
    </style:style>
    <style:style style:name="T3" style:family="text">
      <style:text-properties officeooo:rsid="0019673e"/>
    </style:style>
    <style:style style:name="T4" style:family="text">
      <style:text-properties officeooo:rsid="00199f2b"/>
    </style:style>
    <style:style style:name="T5" style:family="text">
      <style:text-properties officeooo:rsid="001b4f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Visualisierungen und Ergebnisse</text:p>
      <text:p text:style-name="Text_20_body"/>
      <text:p text:style-name="P1">- Plot<text:span text:style-name="T2">s</text:span> mit Production rate auf x achse und agreement rate auf y achse wie schierholz, <text:span text:style-name="T1">einfacher: X-Achse confidence, y-Achse mean accuracy/f1 score über k-fold validation, sollte man die confidence so ernst nehmen? </text:span><text:span text:style-name="T2">Ist das die beste visualisierung um vergleichen zu können wie gut modelle funktionieren?</text:span></text:p>
      <text:p text:style-name="P4">Dafür brauche ich alle f1/accuracy scores der k validation runs für jede confidence, damit ich für jede confidence den mean f1/accuracy score ausrechnen kann</text:p>
      <text:p text:style-name="P6">Zwischenschritt: confidence auf x Achse, accuracy auf y achse, danach berechnen wieviele Daten rausfliegen, dann überlegen ob man den production rate und accuracy score machen kann</text:p>
      <text:p text:style-name="P3">- Visualisierung von Prozess Ablauf</text:p>
      <text:p text:style-name="P4">habe ich schon erstellt</text:p>
      <text:p text:style-name="P3">- Datenbeispiel von unprocessed datapoints</text:p>
      <text:p text:style-name="P4">evtl screenshot aus excel sheet?</text:p>
      <text:p text:style-name="P3">- quantitative Übersicht der Daten: Wieviele Klassen gibt es, wieviele Daten pro Klasse <text:span text:style-name="T2">einmal für oesch8, einmal für oesch16,</text:span> wieviele Daten werden bei daten augmentierung erzeugt oder entfernt, wieviele unique job titles gibt es, aufteilen nach selbstständige und nicht selbstständige, <text:span text:style-name="T2">wie lang sind die strings im Durchschnitt, </text:span><text:span text:style-name="T3">wie viele Worte im durchschnitt, immer varianz und standardwert</text:span></text:p>
      <text:p text:style-name="P5">muss ich mit kleinem jupyter notebook erstellen</text:p>
      <text:p text:style-name="P3">- <text:span text:style-name="T2">visualisierung von Fasttext Modell in Abschnitt über fasttext</text:span></text:p>
      <text:p text:style-name="P5">siehe Bachelorarbeit</text:p>
      <text:p text:style-name="P7">- <text:span text:style-name="T3">Visualisierung von Grund Idee: projiziere Daten in embedding raum, trainiere classifiers,…</text:span></text:p>
      <text:p text:style-name="P7">- <text:span text:style-name="T4">welche Daten fliegen raus wenn man confidence score hochdreht?? </text:span><text:span text:style-name="T5">welche klassen, welche Datenpunkte genau?</text:span></text:p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10:04:42.534000000</meta:creation-date>
    <dc:date>2022-01-21T11:41:59.586000000</dc:date>
    <meta:editing-duration>PT1H27M5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219" meta:character-count="1527" meta:non-whitespace-character-count="1322"/>
  </office:meta>
</office:document-meta>
</file>